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48pt" fo:background-color="#66ff66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va de firma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 Nadal</meta:initial-creator>
    <meta:creation-date>2017-05-09T12:02:36.12</meta:creation-date>
    <meta:document-statistic meta:table-count="0" meta:image-count="0" meta:object-count="0" meta:page-count="1" meta:paragraph-count="1" meta:word-count="4" meta:character-count="18"/>
    <dc:date>2017-05-09T12:03:46.92</dc:date>
    <dc:creator>Antoni Nadal</dc:creator>
    <meta:editing-duration>PT1M11S</meta:editing-duration>
    <meta:editing-cycles>1</meta:editing-cycles>
    <meta:generator>OpenOffice/4.1.1$Win32 OpenOffice.org_project/411m6$Build-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e005d00bf0037007700950045003100ad005700a4002800b00045001f00d7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8FBdL/7jzRXt0VSUND1/hZ0Jr24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qRr/1a7Fw+d65vJd699ekiLNUM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iD1nDuPdxG8g7YMk8P2p6+Cfw3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RQNmCmcQfGpV05Bpfy6CFMovSbM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4UCb7xNZgLH4cG2iguuYiZiOWbI=</DigestValue>
      </Reference>
      <Reference URI="#ID_004300c000c300ad002800b9004f00cc00850088006e00530080005d004b0039">
        <DigestMethod Algorithm="http://www.w3.org/2000/09/xmldsig#sha1"/>
        <DigestValue>rvVNbJWWI5kZ+e+SwoJ9ySX60Rc=</DigestValue>
      </Reference>
    </SignedInfo>
    <SignatureValue>PV7Qoj/w0wwVvQLWHlDWpK7r8NLNIy5cfCos1P9yy6RVqF+RFPmN6YkYvOsHEC5Y
7wdPEdE8f2gaLhbElTBg0hrmpUjhNx9iup2apo7GtyZ2pjdU2YTyd19/gLvaHtPN
sT6k+CvcpQk0qvL62CQqvKGF2GT52GhXCqHxU/RslWUN8epRhWp/FxRv7TogqOvj
jkw1IHlNCdDBTZ07CqCJ56bVPSIepheer2DCWlZ+xvI8a0hYq2Bns3k9l0nLcsjz
c6jdZP+XZFe+hu8DiL78E9cZ/YjUCeYtuaNVDTRDPS1xskLmimORhLOr164/zXzm
WXrKrKlyo/W/iwZz9vBwDQ==</SignatureValue>
    <KeyInfo>
      <X509Data>
        <X509IssuerSerial>
          <X509IssuerName>CN=AC FNMT Usuarios, OU=Ceres, O=FNMT-RCM, C=ES</X509IssuerName>
          <X509SerialNumber>24825476728013836647294131650560407163</X509SerialNumber>
        </X509IssuerSerial>
        <X509Certificate>MIIGnTCCBYWgAwIBAgIQEq02gLUPaypXqvLyghY2ezANBgkqhkiG9w0BAQsFADBL
MQswCQYDVQQGEwJFUzERMA8GA1UECgwIRk5NVC1SQ00xDjAMBgNVBAsMBUNlcmVz
MRkwFwYDVQQDDBBBQyBGTk1UIFVzdWFyaW9zMB4XDTE2MDgxMDA5MjUwNloXDTIw
MDgxMDA5MjUwNlowdzELMAkGA1UEBhMCRVMxEjAQBgNVBAUTCTQzMDk2ODQ1QzEX
MBUGA1UEBAwOTkFEQUwgQkVOTkFTQVIxDzANBgNVBCoMBkFOVE9OSTEqMCgGA1UE
AwwhTkFEQUwgQkVOTkFTQVIgQU5UT05JIC0gNDMwOTY4NDVDMIIBIjANBgkqhkiG
9w0BAQEFAAOCAQ8AMIIBCgKCAQEAn2DWn9INedV1Od2pxxDVVfwwrgRiAunrCPqU
c7ZBWLACKmjIpfj84DPrXbOfGdiTVKPx6OyNY5xStWLnyIoMqoqwcuEFANSPPeyb
ChwXn/0hKzzg//533rDfk1xnHtTvKOGLtaHxt9QO3EWdZp7wNOS5NqVAgc6nTSKZ
ijIWGPOHe/YteqS5JO7CTQTn4g1B6+esvHlBaQ1aB3bLwpLdvYd7Cz5zYmjnTIfL
n8LM+asLn+WYM3cHPA81+NEcmrzcdU9SayUaoEN6C5BzRAwmunjf8hHKP+Zweg6f
B9tB73ZMJexdyKbHe3V0aA6AJ5Yo7xlwAWI6n01fpUugUN6qBQIDAQABo4IDTzCC
A0swgYIGA1UdEQR7MHmBE0VTUE9STEVSSUBHTUFJTC5DT02kYjBgMRgwFgYJKwYB
BAGsZgEEDAk0MzA5Njg0NUMxFzAVBgkrBgEEAaxmAQMMCEJFTk5BU0FSMRQwEgYJ
KwYBBAGsZgECDAVOQURBTDEVMBMGCSsGAQQBrGYBAQwGQU5UT05JMAwGA1UdEwEB
/wQCMAAwDgYDVR0PAQH/BAQDAgXgMCMGA1UdJQQcMBoGCCsGAQUFBwMEBggrBgEF
BQcDAgYEVR0lADAdBgNVHQ4EFgQUO9XJ3bJsaXXJsrFRbOhLEVqts58wHwYDVR0j
BBgwFoAUsdRPxCN5+kQFCcbrOc/oNbC4IGQwgYIGCCsGAQUFBwEBBHYwdDA9Bggr
BgEFBQcwAYYxaHR0cDovL29jc3B1c3UuY2VydC5mbm10LmVzL29jc3B1c3UvT2Nz
cFJlc3BvbmRlcjAzBggrBgEFBQcwAoYnaHR0cDovL3d3dy5jZXJ0LmZubXQuZXMv
Y2VydHMvQUNVU1UuY3J0MIHdBgNVHSAEgdUwgdIwgc8GCisGAQQBrGYDCgEwgcAw
KQYIKwYBBQUHAgEWHWh0dHA6Ly93d3cuY2VydC5mbm10LmVzL2RwY3MvMIGSBggr
BgEFBQcCAjCBhQyBgkNlcnRpZmljYWRvIHJlY29ub2NpZG8uIFN1amV0byBhIGxh
cyBjb25kaWNpb25lcyBkZSB1c28gZXhwdWVzdGFzIGVuIGxhIERQQyBkZSBsYSBG
Tk1ULVJDTSAoQy9Kb3JnZSBKdWFuIDEwNi0yODAwOS1NYWRyaWQtRXNwYcOxYSkw
JQYIKwYBBQUHAQMEGTAXMAgGBgQAjkYBATALBgYEAI5GAQMCAQ8wgbQGA1UdHwSB
rDCBqTCBpqCBo6CBoIaBnWxkYXA6Ly9sZGFwdXN1LmNlcnQuZm5tdC5lcy9jbj1D
Ukw3NDIsY249QUMlMjBGTk1UJTIwVXN1YXJpb3Msb3U9Q0VSRVMsbz1GTk1ULVJD
TSxjPUVTP2NlcnRpZmljYXRlUmV2b2NhdGlvbkxpc3Q7YmluYXJ5P2Jhc2U/b2Jq
ZWN0Y2xhc3M9Y1JMRGlzdHJpYnV0aW9uUG9pbnQwDQYJKoZIhvcNAQELBQADggEB
ACelbZkl/AO/bYUbK7eddcG4vhuQB+iLZJkMXeslQFzD70zggeSMeVHrmJDSKtKG
sZaM98n1BQoMLzpFZdbMH40bUNYBZwfd++niVtzcmRxwVZsBc6siZ4EyyQWw744B
WGbh36PDH/gmKLaOysMGva7Kzk+U77WZRBvMQlFCvctL6iGDD8tb7z/yPl17D34G
Fmz+lHS72vdeLjPAMtoUsMTSv/C9N7nieOO1bzLCAzGnjCQ2A/nukBZlfRfSicFL
0/k9N8wJmjYsjHmYsv6BpX05mtBzETsnLiNSADol1mIc7qAy4b2jN5jODVzlfEDZ
7cNF+RO5tHUZl6UmlmEOukQ=</X509Certificate>
      </X509Data>
    </KeyInfo>
    <Object>
      <SignatureProperties>
        <SignatureProperty Id="ID_004300c000c300ad002800b9004f00cc00850088006e00530080005d004b0039" Target="#ID_001e005d00bf0037007700950045003100ad005700a4002800b00045001f00d7">
          <dc:date xmlns:dc="http://purl.org/dc/elements/1.1/">2017-05-09T12:04:00,40</dc:date>
        </SignatureProperty>
      </SignatureProperties>
    </Object>
  </Signature>
</document-signatures>
</file>